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1" svg:font-family="arial" style:font-family-generic="swiss"/>
    <style:font-face style:name="arial" svg:font-family="arial" style:font-adornments="Normal" style:font-family-generic="swiss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1pt" fo:letter-spacing="normal" officeooo:paragraph-rsid="000bb3a1" style:font-size-asian="11pt" style:font-size-complex="11pt" loext:shadow="none"/>
    </style:style>
    <style:style style:name="P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1pt" fo:letter-spacing="normal" officeooo:paragraph-rsid="000db911" style:font-size-asian="11pt" style:font-size-complex="11pt" loext:shadow="none"/>
    </style:style>
    <style:style style:name="P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1pt" fo:letter-spacing="normal" officeooo:paragraph-rsid="000dfbfb" style:font-size-asian="11pt" style:font-size-complex="11pt" loext:shadow="none"/>
    </style:style>
    <style:style style:name="P4" style:family="paragraph" style:parent-style-name="Standard">
      <style:paragraph-properties fo:margin-left="0cm" fo:margin-right="0cm" fo:line-height="100%" fo:text-align="justify" fo:text-align-last="justify" style:justify-single-word="false" fo:text-indent="0cm" style:auto-text-indent="false"/>
      <style:text-properties style:font-name="arial" fo:font-size="11pt" fo:letter-spacing="normal" officeooo:paragraph-rsid="000bb3a1" style:font-size-asian="11pt" style:font-size-complex="11pt" loext:shadow="none"/>
    </style:style>
    <style:style style:name="P5" style:family="paragraph" style:parent-style-name="Standard">
      <style:paragraph-properties fo:margin-left="0cm" fo:margin-right="0cm" fo:line-height="100%" fo:text-align="justify" fo:text-align-last="justify" style:justify-single-word="false" fo:text-indent="0cm" style:auto-text-indent="false"/>
      <style:text-properties style:font-name="arial" fo:font-size="11pt" fo:letter-spacing="normal" officeooo:paragraph-rsid="000db911" style:font-size-asian="11pt" style:font-size-complex="11pt" loext:shadow="none"/>
    </style:style>
    <style:style style:name="P6" style:family="paragraph" style:parent-style-name="Standard">
      <style:paragraph-properties fo:margin-left="0cm" fo:margin-right="0cm" fo:line-height="100%" fo:text-align="justify" fo:text-align-last="justify" style:justify-single-word="false" fo:text-indent="0cm" style:auto-text-indent="false"/>
      <style:text-properties style:font-name="arial" fo:font-size="11pt" fo:letter-spacing="normal" officeooo:paragraph-rsid="000dfbfb" style:font-size-asian="11pt" style:font-size-complex="11pt" loext:shadow="none"/>
    </style:style>
    <style:style style:name="P7" style:family="paragraph" style:parent-style-name="Standard">
      <style:paragraph-properties fo:margin-left="0cm" fo:margin-right="0cm" fo:line-height="100%" fo:text-align="justify" fo:text-align-last="justify" style:justify-single-word="false" fo:text-indent="0cm" style:auto-text-indent="false"/>
      <style:text-properties style:font-name="arial" fo:font-size="11pt" fo:letter-spacing="normal" officeooo:paragraph-rsid="00117cd4" style:font-size-asian="11pt" style:font-size-complex="11pt" loext:shadow="none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1pt" fo:letter-spacing="normal" fo:font-weight="bold" officeooo:paragraph-rsid="000bb3a1" style:font-size-asian="11pt" style:font-weight-asian="bold" style:font-size-complex="11pt" style:font-weight-complex="bold" loext:shadow="none"/>
    </style:style>
    <style:style style:name="P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1pt" fo:letter-spacing="normal" fo:font-weight="bold" officeooo:paragraph-rsid="000bb3a1" style:font-size-asian="11pt" style:font-weight-asian="bold" style:font-size-complex="11pt" style:font-weight-complex="bold" loext:shadow="none"/>
    </style:style>
    <style:style style:name="P1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1pt" fo:letter-spacing="normal" fo:font-weight="bold" officeooo:paragraph-rsid="000db911" style:font-size-asian="11pt" style:font-weight-asian="bold" style:font-size-complex="11pt" style:font-weight-complex="bold" loext:shadow="none"/>
    </style:style>
    <style:style style:name="P1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66b3" style:font-name="arial" fo:font-size="11pt" fo:letter-spacing="normal" officeooo:paragraph-rsid="000dfbfb" style:font-size-asian="11pt" style:font-size-complex="11pt" loext:shadow="none"/>
    </style:style>
    <style:style style:name="P1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ef413d" style:font-name="arial" fo:font-size="11pt" fo:letter-spacing="normal" officeooo:paragraph-rsid="000db911" style:font-size-asian="11pt" style:font-size-complex="11pt" loext:shadow="none"/>
    </style:style>
    <style:style style:name="P13" style:family="paragraph" style:parent-style-name="Standard">
      <style:paragraph-properties fo:margin-left="0cm" fo:margin-right="0cm" fo:line-height="100%" fo:text-align="justify" fo:text-align-last="justify" style:justify-single-word="false" fo:text-indent="0cm" style:auto-text-indent="false"/>
      <style:text-properties fo:color="#ef413d" style:font-name="arial" fo:font-size="11pt" fo:letter-spacing="normal" officeooo:paragraph-rsid="000db911" style:font-size-asian="11pt" style:font-size-complex="11pt" loext:shadow="none"/>
    </style:style>
    <style:style style:name="P1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a65d" style:font-name="arial" fo:font-size="11pt" fo:letter-spacing="normal" officeooo:paragraph-rsid="000dfbfb" style:font-size-asian="11pt" style:font-size-complex="11pt" loext:shadow="none"/>
    </style:style>
    <style:style style:name="P15" style:family="paragraph" style:parent-style-name="Standard">
      <style:paragraph-properties fo:margin-left="0cm" fo:margin-right="0cm" fo:line-height="100%" fo:text-align="justify" fo:text-align-last="justify" style:justify-single-word="false" fo:text-indent="0cm" style:auto-text-indent="false"/>
      <style:text-properties fo:color="#00a65d" style:font-name="arial" fo:font-size="11pt" fo:letter-spacing="normal" officeooo:paragraph-rsid="000dfbfb" style:font-size-asian="11pt" style:font-size-complex="11pt" loext:shadow="none"/>
    </style:style>
    <style:style style:name="T1" style:family="text">
      <style:text-properties officeooo:rsid="000bb3a1"/>
    </style:style>
    <style:style style:name="T2" style:family="text">
      <style:text-properties fo:color="#0066b3"/>
    </style:style>
    <style:style style:name="Sect1" style:family="section">
      <style:section-properties text:dont-balance-text-columns="false" style:editable="false">
        <style:columns fo:column-count="2" fo:column-gap="0.497cm">
          <style:column-sep style:width="0.009cm" style:color="#000000" style:height="100%" style:style="solid"/>
          <style:column style:rel-width="4818*" fo:start-indent="0cm" fo:end-indent="0.249cm"/>
          <style:column style:rel-width="4820*" fo:start-indent="0.2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3355*" fo:start-indent="0cm" fo:end-indent="0.249cm"/>
          <style:column style:rel-width="6283*" fo:start-indent="0.249cm" fo:end-indent="0cm"/>
        </style:columns>
      </style:section-properties>
    </style:style>
    <style:style style:name="Sect3" style:family="section">
      <style:section-properties text:dont-balance-text-columns="true" style:editable="false">
        <style:columns fo:column-count="3">
          <style:column-sep style:width="0.018cm" style:color="#000000" style:height="100%" style:style="solid"/>
          <style:column style:rel-width="3543*" fo:start-indent="0cm" fo:end-indent="0.249cm"/>
          <style:column style:rel-width="3118*" fo:start-indent="0.249cm" fo:end-indent="0.249cm"/>
          <style:column style:rel-width="2976*" fo:start-indent="0.2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jercicio 1: 2 columnas, opción preestablecida dos y con línea de separación de 1 pt y 0'20</text:p>
      <text:p text:style-name="P8">cm de separación con el siguiente texto.</text:p>
      <text:p text:style-name="P4"/>
      <text:p text:style-name="P4"/>
      <text:section text:style-name="Sect1" text:name="Sección1">
        <text:p text:style-name="P4">Android es un sistema operativo para</text:p>
        <text:p text:style-name="P4">Android se realizó el 5 de noviembre de 2007</text:p>
        <text:p text:style-name="P4"><text:span text:style-name="T1">d</text:span>ispositivos móviles y computadoras basado</text:p>
        <text:p text:style-name="P4">junto con l<text:span text:style-name="T1">a </text:span>fundación Open Handset Alliance,</text:p>
        <text:p text:style-name="P4">en el núcleo Linux. Inicialmente fue</text:p>
        <text:p text:style-name="P4">un consorcio de 48 compañías de hardware,</text:p>
        <text:p text:style-name="P4">desarrollado por Google y luego por la Open</text:p>
        <text:p text:style-name="P4">software y telecomunicaciones comprometidas</text:p>
        <text:p text:style-name="P4">Handset Alliance (liderada por la propia</text:p>
        <text:p text:style-name="P4">a la promoción de estándares abiertos para</text:p>
        <text:p text:style-name="P4">Google). La presentación de la plataforma</text:p>
        <text:p text:style-name="P1">dispositivos móviles.</text:p>
      </text:section>
      <text:p text:style-name="P1"/>
      <text:p text:style-name="P9">Ejercicio 2: 2 columnas, opción preestablecida izquierda y 0'50 cm de separación.</text:p>
      <text:p text:style-name="P1"/>
      <text:p text:style-name="P1"/>
      <text:section text:style-name="Sect2" text:name="Sección2">
        <text:p text:style-name="P5">Esta plataforma permite el</text:p>
        <text:p text:style-name="P5">desarrollo de aplicaciones por</text:p>
        <text:p text:style-name="P5">terceros (personas ajenas a</text:p>
        <text:p text:style-name="P5">Google). Los desarrolladores</text:p>
        <text:p text:style-name="P5">deben escribir código</text:p>
        <text:p text:style-name="P6">gestionado en el lenguaje de programación Java a través de</text:p>
        <text:p text:style-name="P6">la SDK que proporciona Google. Una alternativa es el uso de</text:p>
        <text:p text:style-name="P5">la NDK (Native Development Kit) de Google para hacer el</text:p>
        <text:p text:style-name="P2">desarrollo en el C en código nativo.</text:p>
      </text:section>
      <text:p text:style-name="P2"/>
      <text:p text:style-name="P10">Ejercicio 3: Reproduce las siguientes columnas respetando los formatos de párrafo y de</text:p>
      <text:p text:style-name="P10">carácter.</text:p>
      <text:p text:style-name="P10"><text:tab/>• La fuente base es Arial 11.</text:p>
      <text:p text:style-name="P10"><text:tab/>• Las columnas tendrán de ancho, 6cm, 5cm y 5cm.</text:p>
      <text:p text:style-name="P10"><text:tab/>• Los espacios entre columnas serán de 0,5cm.</text:p>
      <text:p text:style-name="P10">Intenta reproducir correctamente el formato de las líneas de separación.</text:p>
      <text:p text:style-name="P2"/>
      <text:section text:style-name="Sect3" text:name="Sección3">
        <text:p text:style-name="P12">MADRID</text:p>
        <text:p text:style-name="P13">Unos ladrones revientan 10</text:p>
        <text:p text:style-name="P13">cajas fuertes de los</text:p>
        <text:p text:style-name="P13">juzgados de Getafe.</text:p>
        <text:p text:style-name="P5">Unos desconocidos han</text:p>
        <text:p text:style-name="P5">saqueado este fin de semana</text:p>
        <text:p text:style-name="P5">al menos diez de las cajas</text:p>
        <text:p text:style-name="P5">fuertes de los ocho juzgados</text:p>
        <text:p text:style-name="P5">de Getafe. Se llevaron, según</text:p>
        <text:p text:style-name="P5">las primeras pesquisas,</text:p>
        <text:p text:style-name="P5">diversos efectos judiciales</text:p>
        <text:p text:style-name="P5">(documentos, pruebas u otros</text:p>
        <text:p text:style-name="P5">objetos), cuyo valor e</text:p>
        <text:p text:style-name="P5">importancia no podrá</text:p>
        <text:p text:style-name="P5">determinarse hasta hoy, y un</text:p>
        <text:p text:style-name="P5">revólver.</text:p>
        <text:p text:style-name="P6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14">CATALUÑA </text:p>
        <text:p text:style-name="P15">La Generalitat acusa a los</text:p>
        <text:p text:style-name="P15">ganaderos de no tomar</text:p>
        <text:p text:style-name="P15">medidas para prevenir la</text:p>
        <text:p text:style-name="P15">peste porcina.</text:p>
        <text:p text:style-name="P6">El consejero de Agricultura,</text:p>
        <text:p text:style-name="P7">Josep Grau, cargó ayer contra</text:p>
        <text:p text:style-name="P7">algunas explotaciones y transportistas de ganado</text:p>
        <text:p text:style-name="P6">porcino, a los queacusó de no</text:p>
        <text:p text:style-name="P6">tomar medidas para evitar la</text:p>
        <text:p text:style-name="P6">epidemia de peste desatada la</text:p>
        <text:p text:style-name="P3">semana pasada.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11">C. VALENCIANA</text:p>
        <text:p text:style-name="P11">Crece el deterioro de los</text:p>
        <text:p text:style-name="P11">centros urbanos de Alcoy,</text:p>
        <text:p text:style-name="P3"><text:span text:style-name="T2">Ontinyent y Bocairent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1" svg:font-family="arial" style:font-family-generic="swiss"/>
    <style:font-face style:name="arial" svg:font-family="arial" style:font-adornments="Normal" style:font-family-generic="swiss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15T17:20:26.961948930</meta:creation-date>
    <dc:date>2019-10-15T18:31:29.920951902</dc:date>
    <dc:creator>I116-05 </dc:creator>
    <meta:editing-duration>PT8M30S</meta:editing-duration>
    <meta:editing-cycles>2</meta:editing-cycles>
    <meta:generator>LibreOffice/6.0.4.1$Linux_X86_64 LibreOffice_project/00m0$Build-1</meta:generator>
    <meta:document-statistic meta:table-count="0" meta:image-count="0" meta:object-count="0" meta:page-count="1" meta:paragraph-count="62" meta:word-count="336" meta:character-count="2060" meta:non-whitespace-character-count="1782"/>
  </office:meta>
</office:document-meta>
</file>